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F50000041366A8CA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iguras12" text:anchor-type="as-char" svg:width="25.7cm" svg:height="15.3cm" draw:z-index="0"><draw:image xlink:href="Pictures/10000000000006F50000041366A8CA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3-12-05T12:55:10.208339637</meta:creation-date>
    <dc:date>2013-12-05T12:59:23.589712848</dc:date>
    <dc:creator>rogerio </dc:creator>
    <meta:editing-duration>PT1M7S</meta:editing-duration>
    <meta:editing-cycles>3</meta:editing-cycles>
    <meta:generator>LibreOffice/4.1.3.2$Linux_X86_64 LibreOffice_project/70feb7d99726f064edab4605a8ab840c50ec57a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